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ac58" officeooo:paragraph-rsid="0031cc76"/>
    </style:style>
    <style:style style:name="P2" style:family="paragraph" style:parent-style-name="Standard">
      <style:text-properties style:font-name="Arial" fo:font-weight="bold" officeooo:rsid="0009ac58" officeooo:paragraph-rsid="0031cc76" style:font-weight-asian="bold" style:font-weight-complex="bold"/>
    </style:style>
    <style:style style:name="P3" style:family="paragraph" style:parent-style-name="Standard">
      <style:text-properties style:font-name="Arial" fo:font-weight="bold" officeooo:rsid="0009ac58" officeooo:paragraph-rsid="003278f4" style:font-weight-asian="bold" style:font-weight-complex="bold"/>
    </style:style>
    <style:style style:name="P4" style:family="paragraph" style:parent-style-name="Standard">
      <style:text-properties style:font-name="Arial" fo:font-weight="bold" officeooo:rsid="0031cc76" officeooo:paragraph-rsid="0032a0db" style:font-weight-asian="bold" style:font-weight-complex="bold"/>
    </style:style>
    <style:style style:name="P5" style:family="paragraph" style:parent-style-name="Standard">
      <style:text-properties style:font-name="Arial" fo:font-weight="bold" officeooo:rsid="0031cc76" officeooo:paragraph-rsid="0033f03c" style:font-weight-asian="bold" style:font-weight-complex="bold"/>
    </style:style>
    <style:style style:name="P6" style:family="paragraph" style:parent-style-name="Standard">
      <style:text-properties style:font-name="Arial" fo:font-weight="bold" officeooo:rsid="0031cc76" officeooo:paragraph-rsid="00356adb" style:font-weight-asian="bold" style:font-weight-complex="bold"/>
    </style:style>
    <style:style style:name="P7" style:family="paragraph" style:parent-style-name="Standard">
      <style:text-properties style:font-name="Arial" fo:font-weight="bold" officeooo:rsid="0031cc76" officeooo:paragraph-rsid="0036b02e" style:font-weight-asian="bold" style:font-weight-complex="bold"/>
    </style:style>
    <style:style style:name="P8" style:family="paragraph" style:parent-style-name="Standard">
      <style:text-properties style:font-name="Arial" fo:font-weight="bold" officeooo:rsid="0031cc76" officeooo:paragraph-rsid="00388d17" style:font-weight-asian="bold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c28" officeooo:paragraph-rsid="0031cc76" style:text-blinking="false" fo:background-color="transparent" style:font-size-asian="18pt" style:font-weight-asian="bold" style:font-size-complex="18pt" style:font-weight-complex="bold"/>
    </style:style>
    <style:style style:name="T1" style:family="text">
      <style:text-properties style:font-name="Arial" officeooo:rsid="002418d3"/>
    </style:style>
    <style:style style:name="T2" style:family="text">
      <style:text-properties officeooo:rsid="0031cc76"/>
    </style:style>
    <style:style style:name="T3" style:family="text">
      <style:text-properties officeooo:rsid="0033550d"/>
    </style:style>
    <style:style style:name="T4" style:family="text">
      <style:text-properties officeooo:rsid="0033f03c"/>
    </style:style>
    <style:style style:name="T5" style:family="text">
      <style:text-properties officeooo:rsid="0034d39e"/>
    </style:style>
    <style:style style:name="T6" style:family="text">
      <style:text-properties officeooo:rsid="00356adb"/>
    </style:style>
    <style:style style:name="T7" style:family="text">
      <style:text-properties officeooo:rsid="0037f807"/>
    </style:style>
    <style:style style:name="T8" style:family="text">
      <style:text-properties officeooo:rsid="003953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ata <text:span text:style-name="T2">DD</text:span> Fiorix</text:p>
      <text:p text:style-name="P2"><text:span text:style-name="T2">15/11/2017<text:tab/><text:tab/>1h30</text:span>’</text:p>
      <text:p text:style-name="P3"><text:span text:style-name="T2">16/11/2017<text:tab/><text:tab/>1h30</text:span>’</text:p>
      <text:p text:style-name="P4">17/11/2017<text:tab/><text:tab/>1h<text:span text:style-name="T3">30’</text:span></text:p>
      <text:p text:style-name="P5">1<text:span text:style-name="T4">8</text:span>/11/2017<text:tab/><text:tab/><text:span text:style-name="T5">3</text:span>h</text:p>
      <text:p text:style-name="P6"><text:span text:style-name="T6">22</text:span>/11/2017<text:tab/><text:tab/><text:span text:style-name="T6">1</text:span>h</text:p>
      <text:p text:style-name="P7"><text:span text:style-name="T6">23</text:span>/11/2017<text:tab/><text:tab/><text:span text:style-name="T7">1h30’</text:span></text:p>
      <text:p text:style-name="P8"><text:span text:style-name="T6">24</text:span>/11/2017<text:tab/><text:tab/><text:span text:style-name="T8">2h50’</text:span></text:p>
      <text:p text:style-name="P8"/>
      <text:p text:style-name="P9"><text:span text:style-name="T1">Totale<text:tab/><text:tab/><text:tab/></text:span><text:span text:style-name="T7">12h50’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4:52:17.081548605</meta:creation-date>
    <dc:date>2017-11-24T21:03:39.084000000</dc:date>
    <meta:editing-duration>PT2H39M13S</meta:editing-duration>
    <meta:editing-cycles>32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9" meta:word-count="19" meta:character-count="144" meta:non-whitespace-character-count="125"/>
  </office:meta>
</office:document-meta>
</file>